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7C645FE4AD45F1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988cm, 21.575cm, 9.095cm, 20.73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16cm" svg:height="13.716cm" svg:x="3.286cm" svg:y="8.112cm">
          <draw:image xlink:href="Pictures/1000000000000780000004387C645FE4AD45F12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20:30:06.222334387</meta:creation-date>
    <dc:date>2019-05-10T20:32:20.131195229</dc:date>
    <meta:editing-duration>PT2M16S</meta:editing-duration>
    <meta:editing-cycles>1</meta:editing-cycles>
    <meta:generator>LibreOffice/6.1.2.1$Linux_X86_64 LibreOffice_project/10$Build-1</meta:generator>
    <meta:document-statistic meta:object-count="1"/>
  </office:meta>
</office:document-meta>
</file>